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us"/>
    </style:style>
    <style:style style:name="P2" style:family="paragraph" style:parent-style-name="Standard">
      <style:text-properties style:font-name="Tinus"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pan text:style-name="T1">Graças a Deus</text:span> </text:p>
      <text:p text:style-name="P1"/>
      <text:p text:style-name="P2">intro: C F C F G <text:s/>C F G </text:p>
      <text:p text:style-name="P2"><text:s/></text:p>
      <text:p text:style-name="P2">C <text:s text:c="21"/>F <text:s text:c="14"/>C <text:s text:c="4"/>F G <text:s text:c="10"/></text:p>
      <text:p text:style-name="P2">Graças a Deus que nos dá a vitória em Cristo. </text:p>
      <text:p text:style-name="P2">C <text:s text:c="15"/>F <text:s text:c="16"/>C<text:tab/><text:tab/>C7 <text:s text:c="3"/></text:p>
      <text:p text:style-name="P2">Ele restaurou a nossa comunhão com Deus nosso Pai. </text:p>
      <text:p text:style-name="P2"/>
      <text:p text:style-name="P2">(refrão)</text:p>
      <text:p text:style-name="P2">F <text:s text:c="14"/>G <text:s text:c="6"/>Em <text:s text:c="7"/>Am </text:p>
      <text:p text:style-name="P2">Gloria seja a Deus pois Ele é o Rei </text:p>
      <text:p text:style-name="P2">F <text:s text:c="14"/>G7 <text:s text:c="14"/>C <text:s/>C7 </text:p>
      <text:p text:style-name="P2">Antes da criação e pra sempre será </text:p>
      <text:p text:style-name="P2">F <text:s text:c="14"/>G <text:s text:c="6"/>Em <text:s text:c="7"/>Am <text:s/></text:p>
      <text:p text:style-name="P2">Gloria seja a Deus pois Ele é o Rei </text:p>
      <text:p text:style-name="P2">F<text:tab/><text:tab/> <text:s text:c="2"/>G <text:s text:c="18"/>C C9 </text:p>
      <text:p text:style-name="P2">E <text:s/>- le <text:s text:c="3"/>é <text:s text:c="3"/>o Rei e pra sempre será. </text:p>
      <text:p text:style-name="P2"><text:s text:c="2"/></text:p>
      <text:p text:style-name="P2"/>
      <text:p text:style-name="P2">C <text:s text:c="21"/>F <text:s text:c="14"/>C <text:s text:c="4"/>F G <text:s text:c="10"/></text:p>
      <text:p text:style-name="P2">Graças a Deus que nos dá a vitória em Cristo. </text:p>
      <text:p text:style-name="P2">C <text:s text:c="15"/>F <text:s text:c="16"/>C<text:tab/><text:tab/>C7 </text:p>
      <text:p text:style-name="P2">Ele restaurou a nossa comunhão com Deus nosso Pai. </text:p>
      <text:p text:style-name="P2"/>
      <text:p text:style-name="P2">(refrão)</text:p>
      <text:p text:style-name="P2">F <text:s text:c="14"/>G <text:s text:c="6"/>Em <text:s text:c="7"/>Am </text:p>
      <text:p text:style-name="P2">Gloria seja a Deus pois Ele é o Rei </text:p>
      <text:p text:style-name="P2">F <text:s text:c="14"/>G7 <text:s text:c="14"/>C <text:s/>C7 </text:p>
      <text:p text:style-name="P2">Antes da criação e pra sempre será </text:p>
      <text:p text:style-name="P2">F <text:s text:c="14"/>G <text:s text:c="6"/>Em <text:s text:c="7"/>Am <text:s/></text:p>
      <text:p text:style-name="P2">Gloria seja a Deus pois Ele é o Rei </text:p>
      <text:p text:style-name="P2">F<text:tab/><text:tab/> <text:s text:c="2"/>G <text:s text:c="18"/>C <text:s/>C7 <text:s text:c="13"/>(Am - pra entrar no final) </text:p>
      <text:p text:style-name="P2">E <text:s/>- le <text:s text:c="3"/>é <text:s text:c="3"/>o Rei e pra sempre será. <text:s text:c="4"/>(Aleluia) </text:p>
      <text:p text:style-name="P2">(final) </text:p>
      <text:p text:style-name="P2">F<text:tab/><text:tab/> <text:s text:c="2"/>G <text:s text:c="18"/>C <text:s text:c="18"/>Am </text:p>
      <text:p text:style-name="P2">E <text:s/>- le <text:s text:c="3"/>é <text:s text:c="3"/>o Rei e pra sempre será. (Glória a Deus) </text:p>
      <text:p text:style-name="P2">F<text:tab/><text:tab/> <text:s text:c="2"/>G <text:s text:c="18"/>F F#m C </text:p>
      <text:p text:style-name="P2">E <text:s/>- le <text:s text:c="3"/>é <text:s text:c="3"/>o Rei e pra sempre será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01T23:14:14</meta:creation-date>
    <dc:date>2016-06-01T23:24:19</dc:date>
    <meta:editing-duration>PT2M51S</meta:editing-duration>
    <meta:editing-cycles>2</meta:editing-cycles>
    <meta:generator>OpenOffice/4.1.2$Linux OpenOffice.org_project/412m3$Build-9782</meta:generator>
    <meta:document-statistic meta:table-count="0" meta:image-count="0" meta:object-count="0" meta:page-count="1" meta:paragraph-count="35" meta:word-count="212" meta:character-count="1284"/>
  </office:meta>
</office:document-meta>
</file>